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08a9" officeooo:paragraph-rsid="00070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1:31:11.845864055</meta:creation-date>
    <dc:date>2019-11-29T11:31:34.158301054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